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d3b" officeooo:paragraph-rsid="000f5cfd"/>
    </style:style>
    <style:style style:name="P2" style:family="paragraph" style:parent-style-name="Standard">
      <style:text-properties fo:font-size="20pt" fo:font-weight="bold" officeooo:rsid="0004508d" officeooo:paragraph-rsid="000f5cfd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4508d" officeooo:paragraph-rsid="000f5cfd"/>
    </style:style>
    <style:style style:name="P4" style:family="paragraph" style:parent-style-name="Standard">
      <style:text-properties style:font-name="Times New Roman" fo:font-weight="bold" officeooo:rsid="0005bdc8" officeooo:paragraph-rsid="000f5cfd" style:font-weight-asian="bold" style:font-weight-complex="bold"/>
    </style:style>
    <style:style style:name="P5" style:family="paragraph" style:parent-style-name="Standard">
      <style:text-properties style:font-name="Times New Roman" officeooo:rsid="001f1c04" officeooo:paragraph-rsid="001f1c04"/>
    </style:style>
    <style:style style:name="P6" style:family="paragraph" style:parent-style-name="Standard">
      <style:text-properties style:font-name="Times New Roman" officeooo:rsid="001f1c04" officeooo:paragraph-rsid="002ed0f5"/>
    </style:style>
    <style:style style:name="P7" style:family="paragraph" style:parent-style-name="Standard">
      <style:text-properties style:font-name="Times New Roman" officeooo:rsid="001f1c04" officeooo:paragraph-rsid="002f3d97"/>
    </style:style>
    <style:style style:name="P8" style:family="paragraph" style:parent-style-name="Standard">
      <style:text-properties style:font-name="Times New Roman" officeooo:rsid="0022cef1" officeooo:paragraph-rsid="0022cef1"/>
    </style:style>
    <style:style style:name="P9" style:family="paragraph" style:parent-style-name="Standard">
      <style:text-properties style:font-name="Times New Roman" fo:font-weight="normal" officeooo:rsid="0022cef1" officeooo:paragraph-rsid="002ed0f5" style:font-weight-asian="normal" style:font-weight-complex="normal"/>
    </style:style>
    <style:style style:name="P10" style:family="paragraph" style:parent-style-name="Standard">
      <style:text-properties fo:font-weight="bold" officeooo:rsid="0004508d" officeooo:paragraph-rsid="000f5cfd" style:font-weight-asian="bold" style:font-weight-complex="bold"/>
    </style:style>
    <style:style style:name="P11" style:family="paragraph" style:parent-style-name="Standard">
      <style:text-properties fo:font-weight="bold" officeooo:rsid="0006e199" officeooo:paragraph-rsid="000f5cfd" style:font-weight-asian="bold" style:font-weight-complex="bold"/>
    </style:style>
    <style:style style:name="P12" style:family="paragraph" style:parent-style-name="Standard">
      <style:text-properties officeooo:rsid="000641b4" officeooo:paragraph-rsid="000f5cfd"/>
    </style:style>
    <style:style style:name="P13" style:family="paragraph" style:parent-style-name="Standard">
      <style:text-properties officeooo:rsid="0012b37e" officeooo:paragraph-rsid="000f5cfd"/>
    </style:style>
    <style:style style:name="P14" style:family="paragraph" style:parent-style-name="Standard">
      <style:text-properties fo:font-weight="normal" officeooo:rsid="00290ff3" officeooo:paragraph-rsid="002d045b" style:font-weight-asian="normal" style:font-weight-complex="normal"/>
    </style:style>
    <style:style style:name="P15" style:family="paragraph" style:parent-style-name="Standard">
      <style:text-properties fo:font-weight="normal" officeooo:rsid="00290ff3" officeooo:paragraph-rsid="00350f0c" style:font-weight-asian="normal" style:font-weight-complex="normal"/>
    </style:style>
    <style:style style:name="P16" style:family="paragraph" style:parent-style-name="Standard">
      <style:text-properties fo:font-style="italic" fo:font-weight="bold" officeooo:rsid="00093508" officeooo:paragraph-rsid="000f5cfd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0f5cfd"/>
    </style:style>
    <style:style style:name="P18" style:family="paragraph" style:parent-style-name="Standard">
      <style:text-properties officeooo:rsid="000f5cfd" officeooo:paragraph-rsid="000f5cfd"/>
    </style:style>
    <style:style style:name="P19" style:family="paragraph" style:parent-style-name="Standard">
      <style:text-properties officeooo:rsid="0011cd9a" officeooo:paragraph-rsid="001c04b4"/>
    </style:style>
    <style:style style:name="P20" style:family="paragraph" style:parent-style-name="Standard">
      <style:text-properties officeooo:rsid="001fd2d7" officeooo:paragraph-rsid="001fd2d7"/>
    </style:style>
    <style:style style:name="P21" style:family="paragraph" style:parent-style-name="Standard">
      <style:text-properties officeooo:rsid="001fd2d7" officeooo:paragraph-rsid="002ed0f5"/>
    </style:style>
    <style:style style:name="P22" style:family="paragraph" style:parent-style-name="Standard">
      <style:text-properties fo:font-weight="bold" officeooo:rsid="0006e199" officeooo:paragraph-rsid="000f5cfd" style:font-weight-asian="bold" style:font-weight-complex="bold"/>
    </style:style>
    <style:style style:name="P23" style:family="paragraph" style:parent-style-name="Standard">
      <style:text-properties fo:font-style="italic" officeooo:rsid="003cfe2d" officeooo:paragraph-rsid="000f5cf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1c1" style:font-style-asian="italic" style:font-style-complex="italic"/>
    </style:style>
    <style:style style:name="T3" style:family="text">
      <style:text-properties fo:font-style="italic" officeooo:rsid="002ed0f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style="normal" fo:font-weight="normal" officeooo:rsid="0039d3a8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0f5cfd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bold" officeooo:rsid="003b8d11" style:font-style-asian="normal" style:font-weight-asian="bold" style:font-style-complex="normal" style:font-weight-complex="bold"/>
    </style:style>
    <style:style style:name="T8" style:family="text">
      <style:text-properties fo:color="#000000" fo:font-weight="normal" officeooo:rsid="00239226" style:font-weight-asian="normal" style:font-weight-complex="normal"/>
    </style:style>
    <style:style style:name="T9" style:family="text">
      <style:text-properties officeooo:rsid="000f5cfd"/>
    </style:style>
    <style:style style:name="T10" style:family="text">
      <style:text-properties officeooo:rsid="0016a362"/>
    </style:style>
    <style:style style:name="T11" style:family="text">
      <style:text-properties officeooo:rsid="0018a1c1"/>
    </style:style>
    <style:style style:name="T12" style:family="text">
      <style:text-properties style:font-name="Times New Roman" fo:font-style="italic" officeooo:rsid="0018a1c1" style:font-style-asian="italic" style:font-style-complex="italic"/>
    </style:style>
    <style:style style:name="T13" style:family="text">
      <style:text-properties style:font-name="Times New Roman" fo:font-style="italic" officeooo:rsid="002ed0f5" style:font-style-asian="italic" style:font-style-complex="italic"/>
    </style:style>
    <style:style style:name="T14" style:family="text">
      <style:text-properties officeooo:rsid="0023f9bb"/>
    </style:style>
    <style:style style:name="T15" style:family="text">
      <style:text-properties officeooo:rsid="002bbad2"/>
    </style:style>
    <style:style style:name="T16" style:family="text">
      <style:text-properties officeooo:rsid="002d045b"/>
    </style:style>
    <style:style style:name="T17" style:family="text">
      <style:text-properties officeooo:rsid="00314555"/>
    </style:style>
    <style:style style:name="T18" style:family="text">
      <style:text-properties officeooo:rsid="003693f7"/>
    </style:style>
    <style:style style:name="T19" style:family="text">
      <style:text-properties officeooo:rsid="003735a1"/>
    </style:style>
    <style:style style:name="T20" style:family="text">
      <style:text-properties officeooo:rsid="003ab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<text:span text:style-name="T20">2</text:span></text:p>
      <text:p text:style-name="P3"/>
      <text:p text:style-name="P4">Gang Chen</text:p>
      <text:p text:style-name="P4">2019.4.<text:span text:style-name="T9">15</text:span></text:p>
      <text:p text:style-name="P3"/>
      <text:p text:style-name="P10">Problem. 1 </text:p>
      <text:p text:style-name="P18">OpenMP programming:</text:p>
      <text:p text:style-name="P18">Using OpenMP to implement the Monte Carlo algorithm.</text:p>
      <text:p text:style-name="P12"/>
      <text:p text:style-name="P11">Answer:</text:p>
      <text:p text:style-name="P19">To <text:span text:style-name="T9">implement</text:span> the <text:span text:style-name="T9">Monte Carlo algorithm </text:span>in <text:span text:style-name="T10">a </text:span>real problem, <text:span text:style-name="T12"><text:s/>pi</text:span><text:span text:style-name="T11"> is estimated by calculating the ratio of the random points inside a circle. Simply, the </text:span><text:span text:style-name="T12">omp parallel for</text:span><text:span text:style-name="T11"> is utilized to generate the random points in multiple threads.</text:span></text:p>
      <text:p text:style-name="P19"/>
      <text:p text:style-name="P20">The code is named as <text:span text:style-name="T12">hw2_1.c</text:span>.</text:p>
      <text:p text:style-name="P5"><text:span text:style-name="T4">Compile</text:span><text:span text:style-name="T1">:</text:span> gcc -std=c99 -fopenmp -o hw2_1 hw2_1.c</text:p>
      <text:p text:style-name="P5"><text:span text:style-name="T4">run</text:span>: ./hw2_1 8 1000000</text:p>
      <text:p text:style-name="P8">(The two arguments <text:span text:style-name="T14">are the number of threads used and the number of points generated respectively.</text:span>) </text:p>
      <text:p text:style-name="P1"/>
      <text:p text:style-name="P1"/>
      <text:p text:style-name="P10">Problem 2:</text:p>
      <text:p text:style-name="P18">OpenMP programming:</text:p>
      <text:p text:style-name="P18">Using OpenMP to implement a quick sorting algorithm with large data volume which</text:p>
      <text:p text:style-name="P18">contains 1000000 number. </text:p>
      <text:p text:style-name="P13"/>
      <text:p text:style-name="P11">Answer:</text:p>
      <text:p text:style-name="P15">Initialize a threads pool and use the <text:span text:style-name="T12">omp task</text:span> command to assign the partition works <text:span text:style-name="T16">in quick sorting algorithm</text:span> to multiple threads recurrently. <text:span text:style-name="T15">Omp task starts from OpenMP 3.0. The first <text:s/></text:span>partition <text:span text:style-name="T17">work is allocated to only one thread. firstprivate command is used to inherit the value of shared variables to private variables.</text:span></text:p>
      <text:p text:style-name="P14"/>
      <text:p text:style-name="P21">The code is named as <text:span text:style-name="T12">hw2_</text:span><text:span text:style-name="T13">2</text:span><text:span text:style-name="T12">.c</text:span>.</text:p>
      <text:p text:style-name="P7"><text:span text:style-name="T4">Compile</text:span><text:span text:style-name="T1">:</text:span> gcc -std=c99 -fopenmp -o hw<text:span text:style-name="T2">2_</text:span><text:span text:style-name="T3">2</text:span> hw<text:span text:style-name="T2">2_</text:span><text:span text:style-name="T3">2</text:span>.c</text:p>
      <text:p text:style-name="P6"><text:span text:style-name="T4">run</text:span>: ./hw2_<text:span text:style-name="T18">2</text:span> 8 </text:p>
      <text:p text:style-name="P9">(The argument <text:span text:style-name="T19">is the number of threads.</text:span>) </text:p>
      <text:p text:style-name="P11"/>
      <text:p text:style-name="P17"><text:span text:style-name="Emphasis"><text:span text:style-name="T5"/></text:span></text:p>
      <text:p text:style-name="P17"><text:span text:style-name="Emphasis"><text:span text:style-name="T7">Problem 3:</text:span></text:span></text:p>
      <text:p text:style-name="P17"><text:span text:style-name="Emphasis"><text:span text:style-name="T6">OpenMP programming:</text:span></text:span></text:p>
      <text:p text:style-name="P17"><text:span text:style-name="Emphasis"><text:span text:style-name="T6">Initialize a graph has 1, 024, 000 nodes and the edge count of different nodes ranges</text:span></text:span></text:p>
      <text:p text:style-name="P17"><text:span text:style-name="Emphasis"><text:span text:style-name="T6">from 1 to 10. Implement the PageRank algorithm and run for 100 iterations.</text:span></text:span></text:p>
      <text:p text:style-name="P17"><text:span text:style-name="Emphasis"><text:span text:style-name="T8"/></text:span></text:p>
      <text:p text:style-name="P16">Answer: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8:34:37.331337868</meta:creation-date>
    <dc:date>2019-04-14T19:28:24.898663850</dc:date>
    <meta:editing-duration>PT42M27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21" meta:character-count="1340" meta:non-whitespace-character-count="1139"/>
  </office:meta>
</office:document-meta>
</file>